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7000004AEB9F76BC20D3D50FF.png" manifest:media-type="image/png"/>
  <manifest:file-entry manifest:full-path="Pictures/10000201000001EE0000020905C0D2D56D8E4BC7.png" manifest:media-type="image/png"/>
  <manifest:file-entry manifest:full-path="Pictures/100000000000030000000400A1B0E1ED9558263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373cm" svg:height="7.166cm" draw:transform="rotate (-0.355872634481644) translate (8.164cm 4.3cm)">
          <draw:image xlink:href="Pictures/100000000000030000000400A1B0E1ED95582639.jpg" xlink:type="simple" xlink:show="embed" xlink:actuate="onLoad" draw:mime-type="image/jpeg">
            <text:p/>
          </draw:image>
        </draw:frame>
        <draw:frame draw:style-name="gr1" draw:text-style-name="P1" draw:layer="layout" svg:width="4.181cm" svg:height="4.41cm" svg:x="1.1cm" svg:y="7.95cm">
          <draw:image xlink:href="Pictures/10000201000001EE0000020905C0D2D56D8E4BC7.png" xlink:type="simple" xlink:show="embed" xlink:actuate="onLoad" draw:mime-type="image/png">
            <text:p/>
          </draw:image>
        </draw:frame>
        <draw:frame draw:style-name="gr1" draw:text-style-name="P1" draw:layer="layout" svg:width="4.122cm" svg:height="10.142cm" svg:x="14.35cm" svg:y="2.2cm">
          <draw:image xlink:href="Pictures/10000201000001E7000004AEB9F76BC20D3D50F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9T19:15:23.915918424</meta:creation-date>
    <dc:date>2021-04-29T19:29:59.846747326</dc:date>
    <meta:editing-duration>PT4M5S</meta:editing-duration>
    <meta:editing-cycles>1</meta:editing-cycles>
    <meta:generator>LibreOffice/7.0.5.2$Linux_X86_64 LibreOffice_project/00$Build-2</meta:generator>
    <meta:document-statistic meta:object-count="3"/>
  </office:meta>
</office:document-meta>
</file>